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166cm" svg:height="4.552cm" draw:transform="skewX (0.000872664625997165) rotate (-1.55247036964896) translate (7.286856693454cm 3.0624639066459cm)" svg:viewBox="0 0 1167 4553" svg:d="M1166 4458c-78-342-272-1114-337-1883-66-768-30-2016-15-2223 7-108-810-511-814-283-2 227 15 1642 104 2464 88 822 182 1368 279 1917 21 173 807 95 783 8z">
          <text:p/>
        </draw:path>
        <draw:path draw:style-name="gr1" draw:text-style-name="P1" draw:layer="layout" svg:width="0.902cm" svg:height="0.661cm" draw:transform="rotate (-2.15687788961459) translate (7.563791145399cm 3.220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3.413791145399cm 3.649794775129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1.042cm" svg:height="3.219cm" draw:transform="rotate (-1.55281943549936) translate (6.63199261549461cm 5.0496215092022cm)" svg:viewBox="0 0 1043 3220" svg:d="M1041 3093c-48-197-177-1019-227-1591-51-573-12-1057 0-1163 12-107-818-503-814-263 3 239 31 825 90 1521 60 694 97 1067 165 1471 30 171 834 223 786 25z">
          <text:p/>
        </draw:path>
        <draw:path draw:style-name="gr1" draw:text-style-name="P1" draw:layer="layout" svg:width="0.903cm" svg:height="0.661cm" draw:transform="rotate (-2.15757602131539) translate (6.914824440437cm 5.208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skewX (0.001221730476396) rotate (-2.1556561591382) translate (4.142457318594cm 5.4872958331614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215cm" svg:height="4.543cm" draw:transform="skewX (0.00087266462599717) rotate (-1.55247036964896) translate (7.2613939566056cm 6.9666760119374cm)" svg:viewBox="0 0 1216 4544" svg:d="M1215 4448c-78-342-272-1114-337-1883-66-767-84-2039-68-2246 7-108-806-474-810-246-2 227 64 1628 153 2451 88 821 182 1367 279 1916 21 173 807 95 783 8z">
          <text:p/>
        </draw:path>
        <draw:path draw:style-name="gr1" draw:text-style-name="P1" draw:layer="layout" svg:width="0.902cm" svg:height="0.661cm" draw:transform="rotate (-2.15687788961459) translate (7.544791145399cm 7.12362810846249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3.398791145399cm 7.6027947751291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5:12:23.191000000</dc:date>
    <meta:editing-duration>PT2M45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